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592cm" fo:min-width="7.501cm"/>
    </style:style>
    <style:style style:name="gr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417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417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dddddd" draw:opacity="100%" draw:textarea-horizontal-align="justify" draw:textarea-vertical-align="top" draw:auto-grow-height="false" fo:min-height="6.862cm" fo:min-width="4.58cm"/>
    </style:style>
    <style:style style:name="gr6" style:family="graphic" style:parent-style-name="standard">
      <style:graphic-properties draw:fill-color="#fff9ae" draw:textarea-horizontal-align="justify" draw:textarea-vertical-align="top" draw:auto-grow-height="false" fo:min-height="2.417cm" fo:min-width="4.834cm"/>
    </style:style>
    <style:style style:name="gr7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8" style:family="graphic" style:parent-style-name="standard">
      <style:graphic-properties draw:fill-color="#fff9ae" draw:textarea-horizontal-align="justify" draw:textarea-vertical-align="top" draw:auto-grow-height="false" fo:min-height="2.702cm" fo:min-width="4.58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00a65d" draw:textarea-horizontal-align="justify" draw:textarea-vertical-align="middle" draw:auto-grow-height="false" fo:min-height="0.512cm" fo:min-width="2.929cm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417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>
      <style:graphic-properties draw:fill-color="#000000" draw:textarea-horizontal-align="justify" draw:textarea-vertical-align="top" draw:auto-grow-height="false" fo:min-height="1.045cm" fo:min-width="1.406cm"/>
    </style:style>
    <style:style style:name="gr18" style:family="graphic" style:parent-style-name="standard">
      <style:graphic-properties draw:fill-color="#fff9ae" draw:textarea-horizontal-align="justify" draw:textarea-vertical-align="top" draw:auto-grow-height="false" fo:min-height="2.925cm" fo:min-width="4.58cm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046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 style:writing-mode="lr-tb"/>
      <style:text-properties fo:font-size="8pt" style:font-size-asian="8pt" style:font-size-complex="8pt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text-outline="false" style:text-line-through-style="none" fo:font-family="'Liberation Sans'" style:font-family-generic="roman" style:font-pitch="variable" fo:font-size="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8pt" style:font-style-asian="normal" style:font-weight-asian="normal" style:font-family-complex="'Lohit Devanagar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color="#ffffff" style:text-position="super 58%" fo:font-size="10pt" style:font-size-asian="10pt" style:font-size-complex="10pt"/>
    </style:style>
    <style:style style:name="T5" style:family="text">
      <style:text-properties fo:color="#ffffff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8pt" style:font-size-asian="8pt" style:font-size-complex="8pt"/>
    </style:style>
    <style:style style:name="T7" style:family="text">
      <style:text-properties fo:color="#ffffff" style:text-outline="false" style:text-line-through-style="none" fo:font-family="'Liberation Sans'" style:font-family-generic="roman" style:font-pitch="variable" fo:font-size="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8pt" style:font-style-asian="normal" style:font-weight-asian="normal" style:font-family-complex="'Lohit Devanagar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01cm" svg:height="5.842cm" svg:x="9.763cm" svg:y="1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2.667cm" svg:x="12.43cm" svg:y="1.635cm">
          <text:p text:style-name="P2"><text:span text:style-name="T2">Docker container:</text:span></text:p>
          <text:p text:style-name="P2"><text:span text:style-name="T2">senzing/redo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2.667cm" svg:x="11.287cm" svg:y="2.651cm">
          <text:p text:style-name="P2"><text:span text:style-name="T2">Docker container:</text:span></text:p>
          <text:p text:style-name="P2"><text:span text:style-name="T2">senzing/redo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05cm" svg:height="1.816cm" svg:x="9.255cm" svg:y="7.60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8.001cm" svg:height="5.842cm" svg:x="1cm" svg:y="10.906cm">
          <text:p text:style-name="P4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5.461cm" svg:x="12.684cm" svg:y="11.287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5.588cm" svg:height="5.334cm" svg:x="1cm" svg:y="1cm">
          <text:p text:style-name="P1"><text:span text:style-name="T1">Docker container:</text:span></text:p>
          <text:p text:style-name="P1"><text:span text:style-name="T1">senzing/docker-web-app-demo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08cm" svg:height="2.54cm" svg:x="3.667cm" svg:y="11.538cm">
          <text:p text:style-name="P4"><text:span text:style-name="T1">Docker container:</text:span></text:p>
          <text:p text:style-name="P4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08cm" svg:height="2.54cm" svg:x="2.524cm" svg:y="12.574cm">
          <text:p text:style-name="P4"><text:span text:style-name="T1">Docker container:</text:span></text:p>
          <text:p text:style-name="P4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08cm" svg:height="2.952cm" svg:x="1.391cm" svg:y="13.542cm">
          <text:p text:style-name="P4"><text:span text:style-name="T1">Docker container:</text:span></text:p>
          <text:p text:style-name="P4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445cm" svg:height="0.762cm" svg:x="1.632cm" svg:y="14.643cm">
          <text:p text:style-name="P5"><text:span text:style-name="T3">stream-loader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5.953cm" svg:y1="5.826cm" svg:x2="7.096cm" svg:y2="7.731cm">
          <text:p/>
        </draw:line>
        <draw:custom-shape draw:style-name="gr11" draw:text-style-name="P6" draw:layer="layout" svg:width="3.81cm" svg:height="0.762cm" svg:x="13.192cm" svg:y="13.176cm">
          <text:p text:style-name="P5"><text:span text:style-name="T3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81cm" svg:height="0.762cm" svg:x="13.192cm" svg:y="14.192cm">
          <text:p text:style-name="P5"><text:span text:style-name="T3">3</text:span><text:span text:style-name="T4">rd</text:span><text:span text:style-name="T3"> Party Software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81cm" svg:height="0.762cm" svg:x="13.192cm" svg:y="12.176cm">
          <text:p text:style-name="P5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429cm" svg:height="0.762cm" svg:x="1.518cm" svg:y="4.302cm">
          <text:p text:style-name="P5"><text:span text:style-name="T3">senzing-api-serv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445cm" svg:height="0.762cm" svg:x="1.508cm" svg:y="2.27cm">
          <text:p text:style-name="P5"><text:span text:style-name="T3">entity-search-web-app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08cm" svg:height="2.667cm" svg:x="10.144cm" svg:y="3.794cm">
          <text:p text:style-name="P8"><text:span text:style-name="T2">Docker container:</text:span></text:p>
          <text:p text:style-name="P8"><text:span text:style-name="T2">senzing/redo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445cm" svg:height="0.762cm" svg:x="10.525cm" svg:y="4.737cm">
          <text:p text:style-name="P9"><text:span text:style-name="T5">redo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05cm" svg:height="1.816cm" svg:x="6.869cm" svg:y="7.56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3" draw:layer="layout" svg:width="1.905cm" svg:height="2.07cm" svg:x="8.012cm" svg:y="8.201cm">
          <text:p text:style-name="P5"><text:span text:style-name="T6">AWS</text:span><text:span text:style-name="T6"><text:line-break/></text:span><text:span text:style-name="T6">Aurora</text:span><text:span text:style-name="T6"><text:line-break/></text:span><text:span text:style-name="T6">Postgres</text:span><text:span text:style-name="T6"><text:line-break/></text:span><text:span text:style-name="T6">Serverles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" draw:layer="layout" svg:width="5.08cm" svg:height="3.175cm" svg:x="12.684cm" svg:y="7.604cm">
          <text:p text:style-name="P4"><text:span text:style-name="T1">Docker container:</text:span><text:span text:style-name="T1"><text:line-break/></text:span><text:span text:style-name="T1">senzing/xterm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.445cm" svg:height="0.762cm" svg:x="10.525cm" svg:y="5.499cm">
          <text:p text:style-name="P9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445cm" svg:height="0.762cm" svg:x="12.98cm" svg:y="9.792cm">
          <text:p text:style-name="P9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.937cm" svg:height="0.762cm" svg:x="2.397cm" svg:y="15.348cm">
          <text:p text:style-name="P10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2.563cm" svg:height="0.445cm" draw:transform="skewX (0.504923752601864) rotate (0.422369678982548) translate (13.091cm 9.312cm)">
          <text:p text:style-name="P9"><text:span text:style-name="T7">G2Command.py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563cm" svg:height="0.445cm" draw:transform="skewX (0.504923752601864) rotate (0.422369678982548) translate (14.19cm 9.312cm)">
          <text:p text:style-name="P9"><text:span text:style-name="T7">G2ConfigTool.py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563cm" svg:height="0.445cm" draw:transform="skewX (0.504923752601864) rotate (0.422369678982548) translate (15.289cm 9.312cm)">
          <text:p text:style-name="P9"><text:span text:style-name="T7">G2Explorer.py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13.235cm" svg:y1="15.573cm" svg:x2="17.045cm" svg:y2="15.573cm">
          <text:p text:style-name="P7"><text:span text:style-name="T1">Data flow</text:span></text:p>
        </draw:line>
        <draw:line draw:style-name="gr26" draw:text-style-name="P14" draw:layer="layout" svg:x1="13.319cm" svg:y1="16.24cm" svg:x2="17.129cm" svg:y2="16.24cm">
          <text:p text:style-name="P13"><text:span text:style-name="T2">Data access</text:span></text:p>
        </draw:line>
        <draw:custom-shape draw:style-name="gr27" draw:text-style-name="P10" draw:layer="layout" svg:width="3.546cm" svg:height="0.762cm" svg:x="2.407cm" svg:y="5.074cm">
          <text:p text:style-name="P9"><text:span text:style-name="T5">Senzing Engine</text:span></text:p>
          <draw:enhanced-geometry svg:viewBox="0 0 21600 21600" draw:type="rectangle" draw:enhanced-path="M 0 0 L 21600 0 21600 21600 0 21600 0 0 Z N"/>
        </draw:custom-shape>
        <draw:line draw:style-name="gr28" draw:text-style-name="P14" draw:layer="layout" svg:x1="3.54cm" svg:y1="3.032cm" svg:x2="3.54cm" svg:y2="4.302cm">
          <text:p/>
        </draw:line>
        <draw:custom-shape draw:style-name="gr29" draw:text-style-name="P6" draw:layer="layout" svg:width="4.445cm" svg:height="0.762cm" svg:x="1cm" svg:y="8.112cm">
          <text:p text:style-name="P5"><text:span text:style-name="T3">AWS SQS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.635cm" svg:y1="5.064cm" svg:x2="1.635cm" svg:y2="8.112cm">
          <text:p/>
        </draw:line>
        <draw:line draw:style-name="gr10" draw:text-style-name="P7" draw:layer="layout" svg:x1="11.287cm" svg:y1="6.207cm" svg:x2="10.525cm" svg:y2="7.604cm">
          <text:p/>
        </draw:line>
        <draw:line draw:style-name="gr10" draw:text-style-name="P7" draw:layer="layout" svg:x1="12.938cm" svg:y1="10.144cm" svg:x2="11.16cm" svg:y2="9.128cm">
          <text:p/>
        </draw:line>
        <draw:line draw:style-name="gr10" draw:text-style-name="P7" draw:layer="layout" svg:x1="1.889cm" svg:y1="8.747cm" svg:x2="1.889cm" svg:y2="14.589cm">
          <text:p/>
        </draw:line>
        <draw:line draw:style-name="gr10" draw:text-style-name="P7" draw:layer="layout" svg:x1="6.207cm" svg:y1="15.351cm" svg:x2="9.001cm" svg:y2="10.2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2-13T17:08:09.745175916</meta:creation-date>
    <dc:date>2022-11-15T13:18:37</dc:date>
    <meta:editing-duration>PT3H1M58S</meta:editing-duration>
    <meta:editing-cycles>47</meta:editing-cycles>
    <meta:generator>OpenOffice/4.1.12$Unix OpenOffice.org_project/4112m1$Build-9809</meta:generator>
    <dc:creator>noR nnyL</dc:creator>
    <meta:document-statistic meta:object-count="38"/>
  </office:meta>
</office:document-meta>
</file>